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792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4.47cm"/>
    </style:style>
    <style:style style:name="co5" style:family="table-column">
      <style:table-column-properties fo:break-before="auto" style:column-width="11.83cm"/>
    </style:style>
    <style:style style:name="co6" style:family="table-column">
      <style:table-column-properties fo:break-before="auto" style:column-width="7.8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848cm" fo:break-before="auto" style:use-optimal-row-height="fals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0369a3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 style:vertical-align="top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duct_Backlog" table:style-name="ta1">
        <table:table-column table:style-name="co1" table:default-cell-style-name="ce1"/>
        <table:table-column table:style-name="co2" table:default-cell-style-name="ce4"/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Product Backlog</text:p>
          </table:table-cell>
          <table:covered-table-cell table:style-name="ce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Создание общего дизайна квартиры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Подготовка тех. планов: размещение стен, схема электропроводки и тд.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Демонтаж ненужных стен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Демонтаж старой электрики, труб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Вывоз строительного мусора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Возведение новых стен согласно тех плану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Проведение электропроводки согласно тех плану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Проведение систем водоснабжения по тех плану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Создание системы вентиляции помещений (кухня, ванная)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Заливка стяжки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Черновая отделка стен: грунтовка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Черновая отделка стен: шпатлевка швов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Черновая отделка стен: штукатурка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Полировка швов и выравнивание стен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Создание потолка (гипсокартон / натяжной)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Укладка плитки ванная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Укладка плитки туалет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Покраска потолка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Покраска стен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Поклейка обоев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Укладка ламината комнаты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Укладка плитки кухня, прихожая, коридор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Установка дверей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Монтаж плинтусов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Монтаж сантехники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Монтаж чистовой электрики (выключатели, розетки)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Монтаж осветительных приборов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Монтаж кухни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Расстановка крупной мебели (кровати, шкафы, диваны)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Расстановка мелких деталей интерьера</text:p>
          </table:table-cell>
        </table:table-row>
        <table:table-row table:style-name="ro1" table:number-rows-repeated="104854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RUMdesk" table:style-name="ta1">
        <table:table-column table:style-name="co3" table:default-cell-style-name="ce7"/>
        <table:table-column table:style-name="co4" table:number-columns-repeated="2" table:default-cell-style-name="ce7"/>
        <table:table-column table:style-name="co3" table:default-cell-style-name="ce7"/>
        <table:table-row table:style-name="ro1" table:number-rows-repeated="4">
          <table:table-cell table:style-name="Default" table:number-columns-repeated="4"/>
        </table:table-row>
        <table:table-row table:style-name="ro2">
          <table:table-cell table:style-name="ce6" office:value-type="string" calcext:value-type="string">
            <text:p>To do</text:p>
          </table:table-cell>
          <table:table-cell table:style-name="ce6" office:value-type="string" calcext:value-type="string">
            <text:p>In progress</text:p>
          </table:table-cell>
          <table:table-cell table:style-name="ce6" office:value-type="string" calcext:value-type="string">
            <text:p>To test</text:p>
          </table:table-cell>
          <table:table-cell table:style-name="ce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Штукатурка: прихожая</text:p>
          </table:table-cell>
          <table:table-cell office:value-type="string" calcext:value-type="string">
            <text:p>Штукатурка: комната 2</text:p>
          </table:table-cell>
          <table:table-cell office:value-type="string" calcext:value-type="string">
            <text:p>Шпатлевка: комната 2</text:p>
          </table:table-cell>
          <table:table-cell office:value-type="string" calcext:value-type="string">
            <text:p>Грунтовка: комната 1</text:p>
          </table:table-cell>
        </table:table-row>
        <table:table-row table:style-name="ro4">
          <table:table-cell office:value-type="string" calcext:value-type="string">
            <text:p>Шлифовка: прихожая</text:p>
          </table:table-cell>
          <table:table-cell office:value-type="string" calcext:value-type="string">
            <text:p>Штукатурка: комната 3</text:p>
          </table:table-cell>
          <table:table-cell office:value-type="string" calcext:value-type="string">
            <text:p>Шпатлевка: прихожая</text:p>
          </table:table-cell>
          <table:table-cell office:value-type="string" calcext:value-type="string">
            <text:p>Грунтовка: комната 2</text:p>
          </table:table-cell>
        </table:table-row>
        <table:table-row table:style-name="ro5">
          <table:table-cell office:value-type="string" calcext:value-type="string">
            <text:p>Шлифовка: комната 1</text:p>
          </table:table-cell>
          <table:table-cell office:value-type="string" calcext:value-type="string">
            <text:p>Штукатурка: кухня</text:p>
          </table:table-cell>
          <table:table-cell office:value-type="string" calcext:value-type="string">
            <text:p>Штукатурка: комната 1</text:p>
          </table:table-cell>
          <table:table-cell office:value-type="string" calcext:value-type="string">
            <text:p>Грунтовка: комната 3</text:p>
          </table:table-cell>
        </table:table-row>
        <table:table-row table:style-name="ro5">
          <table:table-cell office:value-type="string" calcext:value-type="string">
            <text:p>Шлифовка: комната 2</text:p>
          </table:table-cell>
          <table:table-cell table:number-columns-repeated="2"/>
          <table:table-cell office:value-type="string" calcext:value-type="string">
            <text:p>Грунтовка: кухня</text:p>
          </table:table-cell>
        </table:table-row>
        <table:table-row table:style-name="ro4">
          <table:table-cell office:value-type="string" calcext:value-type="string">
            <text:p>Шлифовка: комната 3</text:p>
          </table:table-cell>
          <table:table-cell table:number-columns-repeated="2"/>
          <table:table-cell office:value-type="string" calcext:value-type="string">
            <text:p>Грунтовка: прихожая</text:p>
          </table:table-cell>
        </table:table-row>
        <table:table-row table:style-name="ro5">
          <table:table-cell office:value-type="string" calcext:value-type="string">
            <text:p>Шлифовка: кухня</text:p>
          </table:table-cell>
          <table:table-cell table:number-columns-repeated="2"/>
          <table:table-cell office:value-type="string" calcext:value-type="string">
            <text:p>Шпатлевка: комната 1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Шпатлевка: кухня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Шпатлевка: комната 3</text:p>
          </table:table-cell>
        </table:table-row>
      </table:table>
      <table:table table:name="Sprints" table:style-name="ta1">
        <table:table-column table:style-name="co1" table:default-cell-style-name="ce3"/>
        <table:table-column table:style-name="co5" table:default-cell-style-name="ce10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Спринты проекта</text:p>
          </table:table-cell>
          <table:covered-table-cell table:style-name="ce9"/>
        </table:table-row>
        <table:table-row table:style-name="ro1">
          <table:table-cell office:value-type="string" calcext:value-type="string">
            <text:p>1 спринт</text:p>
          </table:table-cell>
          <table:table-cell office:value-type="string" calcext:value-type="string">
            <text:p>Создание дизайна квартиры</text:p>
          </table:table-cell>
        </table:table-row>
        <table:table-row table:style-name="ro1">
          <table:table-cell office:value-type="string" calcext:value-type="string">
            <text:p>2 спринт</text:p>
          </table:table-cell>
          <table:table-cell office:value-type="string" calcext:value-type="string">
            <text:p>Черновые работы: демонтаж ненужных стен, возведение новых</text:p>
          </table:table-cell>
        </table:table-row>
        <table:table-row table:style-name="ro1">
          <table:table-cell office:value-type="string" calcext:value-type="string">
            <text:p>3 спринт</text:p>
          </table:table-cell>
          <table:table-cell office:value-type="string" calcext:value-type="string">
            <text:p>Черновые работы: коммуникации (электрика, вода, вытяжки)</text:p>
          </table:table-cell>
        </table:table-row>
        <table:table-row table:style-name="ro1">
          <table:table-cell office:value-type="string" calcext:value-type="string">
            <text:p>4 спринт</text:p>
          </table:table-cell>
          <table:table-cell office:value-type="string" calcext:value-type="string">
            <text:p>Черновые работы: стяжка, теплый пол</text:p>
          </table:table-cell>
        </table:table-row>
        <table:table-row table:style-name="ro1">
          <table:table-cell office:value-type="string" calcext:value-type="string">
            <text:p>5 спринт</text:p>
          </table:table-cell>
          <table:table-cell office:value-type="string" calcext:value-type="string">
            <text:p>Черновые работы: выравнивание и отделка стен</text:p>
          </table:table-cell>
        </table:table-row>
        <table:table-row table:style-name="ro1">
          <table:table-cell office:value-type="string" calcext:value-type="string">
            <text:p>6 спринт</text:p>
          </table:table-cell>
          <table:table-cell office:value-type="string" calcext:value-type="string">
            <text:p>Чистовые работы: выравнивание и покраска потолка</text:p>
          </table:table-cell>
        </table:table-row>
        <table:table-row table:style-name="ro1">
          <table:table-cell office:value-type="string" calcext:value-type="string">
            <text:p>7 спринт</text:p>
          </table:table-cell>
          <table:table-cell office:value-type="string" calcext:value-type="string">
            <text:p>Чистовые работы: укладка плитки, покраска стен / поклейка обоев</text:p>
          </table:table-cell>
        </table:table-row>
        <table:table-row table:style-name="ro1">
          <table:table-cell office:value-type="string" calcext:value-type="string">
            <text:p>8 спринт</text:p>
          </table:table-cell>
          <table:table-cell office:value-type="string" calcext:value-type="string">
            <text:p>Чистовые работы: укладка напольных покрытий</text:p>
          </table:table-cell>
        </table:table-row>
        <table:table-row table:style-name="ro1">
          <table:table-cell office:value-type="string" calcext:value-type="string">
            <text:p>9 спринт</text:p>
          </table:table-cell>
          <table:table-cell office:value-type="string" calcext:value-type="string">
            <text:p>Чистовые работы: монтаж дверей, сантехники, освещения</text:p>
          </table:table-cell>
        </table:table-row>
        <table:table-row table:style-name="ro1">
          <table:table-cell office:value-type="string" calcext:value-type="string">
            <text:p>10 спринт</text:p>
          </table:table-cell>
          <table:table-cell office:value-type="string" calcext:value-type="string">
            <text:p>Меблировка квартиры</text:p>
          </table:table-cell>
        </table:table-row>
      </table:table>
      <table:table table:name="Sprint_5" table:style-name="ta1">
        <table:table-column table:style-name="co1" table:default-cell-style-name="ce11"/>
        <table:table-column table:style-name="co6" table:default-cell-style-name="Default"/>
        <table:table-row table:style-name="ro1" table:number-rows-repeated="2">
          <table:table-cell table:number-columns-repeated="2"/>
        </table:table-row>
        <table:table-row table:style-name="ro6">
          <table:table-cell table:style-name="ce12" office:value-type="string" calcext:value-type="string" table:number-columns-spanned="2" table:number-rows-spanned="1">
            <text:p>Sprint Backlog: спринт 5.</text:p>
            <text:p>Черновые работы: выравнивание и отделка стен</text:p>
          </table:table-cell>
          <table:covered-table-cell table:style-name="ce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Нанесение на стены грунтовки: комната 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Нанесение на стены грунтовки: комната 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Нанесение на стены грунтовки: комната 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Нанесение на стены грунтовки: кухня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Нанесение на стены грунтовки: прихожая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Шпатлевка швов гипсокартона: комната 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Шпатлевка швов гипсокартона: комната 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Шпатлевка швов гипсокартона: комната 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Шпатлевка швов гипсокартона: кухня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Шпатлевка швов гипсокартона: прихожая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Штукатурка стен: комната 1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Штукатурка стен: комната 2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Штукатурка стен: комната 3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>
            <text:p>Штукатурка стен: кухня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Штукатурка стен: прихожая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Шлифовка стен: комната 1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Шлифовка стен: комната 2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Шлифовка стен: комната 3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0" office:value-type="string" calcext:value-type="string">
            <text:p>Шлифовка стен: кухня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0" office:value-type="string" calcext:value-type="string">
            <text:p>Шлифовка стен: прихожая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20:23:09.979000000</meta:creation-date>
    <dc:date>2023-04-18T20:39:30.875000000</dc:date>
    <meta:editing-duration>PT16M19S</meta:editing-duration>
    <meta:editing-cycles>5</meta:editing-cycles>
    <meta:generator>LibreOffice/7.5.1.2$Windows_X86_64 LibreOffice_project/fcbaee479e84c6cd81291587d2ee68cba099e129</meta:generator>
    <meta:document-statistic meta:table-count="4" meta:cell-count="147" meta:object-count="0"/>
  </office:meta>
</office:document-meta>
</file>